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793cm" svg:height="20.786cm" svg:x="0.105cm" svg:y="0.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10T09:10:00.437450582</meta:creation-date>
    <dc:date>2020-10-23T16:15:23.816707121</dc:date>
    <meta:editing-duration>PT46M53S</meta:editing-duration>
    <meta:editing-cycles>15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 number:title="Défini par l'utilisateur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imbus Roman'" style:font-style-name="Gras"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'" style:font-style-name="Gras" fo:font-size="20pt" fo:font-weight="bold" style:font-size-asian="10pt" style:font-size-complex="10pt"/>
    </style:style>
    <style:style style:name="ch5" style:family="chart" style:data-style-name="N2">
      <style:chart-properties chart:display-label="true" chart:logarithmic="false" chart:minimum="0.1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Nimbus Roman'" style:font-style-name="Gras" fo:font-size="16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70000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000070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00ff00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true"/>
      <style:graphic-properties draw:stroke="none" draw:fill-color="#007000"/>
      <style:text-properties fo:font-size="10pt" style:font-size-asian="10pt" style:font-size-complex="10pt"/>
    </style:style>
    <style:style style:name="ch14" style:family="chart" style:data-style-name="N107">
      <style:chart-properties chart:link-data-style-to-source="true"/>
      <style:graphic-properties draw:stroke="none" draw:fill-color="#ff00ff"/>
      <style:text-properties fo:font-size="10pt" style:font-size-asian="10pt" style:font-size-complex="10pt"/>
    </style:style>
    <style:style style:name="ch15" style:family="chart" style:data-style-name="N107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07">
      <style:chart-properties chart:link-data-style-to-source="true"/>
      <style:graphic-properties draw:stroke="none" draw:fill-color="#c87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9.794cm" svg:height="20.787cm" xlink:href="." xlink:type="simple" chart:class="chart:bar" chart:style-name="ch1">
        <chart:legend svg:x="2.147cm" svg:y="0.971cm" style:legend-expansion="custom" chartooo:width="5.329cm" chartooo:height="9.569cm" style:legend-expansion-aspect-ratio="0.556902497648657" chart:style-name="ch2"/>
        <chart:plot-area chart:style-name="ch3" chart:data-source-has-labels="both" svg:x="0.795cm" svg:y="0.415cm" svg:width="38.204cm" svg:height="19.957cm">
          <chartooo:coordinate-region svg:x="2.051cm" svg:y="0.694cm" svg:width="36.948cm" svg:height="17.99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bar">
            <chart:data-point chart:repeated="8"/>
          </chart:series>
          <chart:series chart:style-name="ch13" chart:values-cell-range-address="local-table.$H$2:.$H$9" chart:label-cell-address="local-table.$H$1" chart:class="chart:bar">
            <chart:data-point chart:repeated="8"/>
          </chart:series>
          <chart:series chart:style-name="ch14" chart:values-cell-range-address="local-table.$I$2:.$I$9" chart:label-cell-address="local-table.$I$1" chart:class="chart:bar">
            <chart:data-point chart:repeated="8"/>
          </chart:series>
          <chart:series chart:style-name="ch15" chart:values-cell-range-address="local-table.$J$2:.$J$9" chart:label-cell-address="local-table.$J$1" chart:class="chart:bar">
            <chart:data-point chart:repeated="8"/>
          </chart:series>
          <chart:series chart:style-name="ch16" chart:values-cell-range-address="local-table.$K$2:.$K$9" chart:label-cell-address="local-table.$K$1" chart:class="chart:bar">
            <chart:data-point chart:style-name="ch17"/>
            <chart:data-point chart:repeated="7"/>
          </chart:series>
          <chart:series chart:style-name="ch18" chart:values-cell-range-address="local-table.$L$2:.$L$9" chart:label-cell-address="local-table.$L$1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C_e1</text:p>
              </table:table-cell>
              <table:table-cell office:value-type="string">
                <text:p>ROUGE1_e0</text:p>
              </table:table-cell>
              <table:table-cell office:value-type="string">
                <text:p>ROUGE1_e1</text:p>
              </table:table-cell>
              <table:table-cell office:value-type="string">
                <text:p>pure_e0</text:p>
              </table:table-cell>
              <table:table-cell office:value-type="string">
                <text:p>pure_e1</text:p>
              </table:table-cell>
              <table:table-cell office:value-type="string">
                <text:p>basic_e0</text:p>
              </table:table-cell>
              <table:table-cell office:value-type="string">
                <text:p>basic_e1</text:p>
              </table:table-cell>
              <table:table-cell office:value-type="string">
                <text:p>filter_e0</text:p>
              </table:table-cell>
              <table:table-cell office:value-type="string">
                <text:p>filter_e1</text:p>
              </table:table-cell>
              <table:table-cell office:value-type="string">
                <text:p>norm_e0</text:p>
              </table:table-cell>
              <table:table-cell office:value-type="string">
                <text:p>norm_e1</text:p>
              </table:table-cell>
            </table:table-row>
          </table:table-header-rows>
          <table:table-rows>
            <table:table-row>
              <table:table-cell office:value-type="string">
                <text:p>Sémitique  ar</text:p>
                <text:list>
                  <text:list-item>
                    <text:p>Sémitique </text:p>
                  </text:list-item>
                  <text:list-item>
                    <text:p>ar</text:p>
                  </text:list-item>
                </text:list>
              </table:table-cell>
              <table:table-cell office:value-type="float" office:value="0.24393">
                <text:p>0.24393</text:p>
              </table:table-cell>
              <table:table-cell office:value-type="float" office:value="0.24561">
                <text:p>0.24561</text:p>
              </table:table-cell>
              <table:table-cell office:value-type="float" office:value="0.24766">
                <text:p>0.24766</text:p>
              </table:table-cell>
              <table:table-cell office:value-type="float" office:value="0.23756">
                <text:p>0.23756</text:p>
              </table:table-cell>
              <table:table-cell office:value-type="float" office:value="0.24091">
                <text:p>0.24091</text:p>
              </table:table-cell>
              <table:table-cell office:value-type="float" office:value="0.22061">
                <text:p>0.22061</text:p>
              </table:table-cell>
              <table:table-cell office:value-type="float" office:value="0.21734">
                <text:p>0.21734</text:p>
              </table:table-cell>
              <table:table-cell office:value-type="float" office:value="0.19711">
                <text:p>0.19711</text:p>
              </table:table-cell>
              <table:table-cell office:value-type="float" office:value="0.20004">
                <text:p>0.20004</text:p>
              </table:table-cell>
              <table:table-cell office:value-type="float" office:value="0.18028">
                <text:p>0.18028</text:p>
              </table:table-cell>
              <table:table-cell office:value-type="float" office:value="0.19498">
                <text:p>0.19498</text:p>
              </table:table-cell>
            </table:table-row>
            <table:table-row>
              <table:table-cell office:value-type="string">
                <text:p>Sémitique  he</text:p>
                <text:list>
                  <text:list-item>
                    <text:p/>
                  </text:list-item>
                  <text:list-item>
                    <text:p>he</text:p>
                  </text:list-item>
                </text:list>
              </table:table-cell>
              <table:table-cell office:value-type="float" office:value="0.16793">
                <text:p>0.16793</text:p>
              </table:table-cell>
              <table:table-cell office:value-type="float" office:value="0.22149">
                <text:p>0.22149</text:p>
              </table:table-cell>
              <table:table-cell office:value-type="float" office:value="0.21254">
                <text:p>0.21254</text:p>
              </table:table-cell>
              <table:table-cell office:value-type="float" office:value="0.14496">
                <text:p>0.14496</text:p>
              </table:table-cell>
              <table:table-cell office:value-type="float" office:value="0.15575">
                <text:p>0.15575</text:p>
              </table:table-cell>
              <table:table-cell office:value-type="float" office:value="0.1343">
                <text:p>0.1343</text:p>
              </table:table-cell>
              <table:table-cell office:value-type="float" office:value="0.13517">
                <text:p>0.13517</text:p>
              </table:table-cell>
              <table:table-cell office:value-type="float" office:value="0.1317">
                <text:p>0.1317</text:p>
              </table:table-cell>
              <table:table-cell office:value-type="float" office:value="0.14361">
                <text:p>0.14361</text:p>
              </table:table-cell>
              <table:table-cell office:value-type="float" office:value="0.11902">
                <text:p>0.11902</text:p>
              </table:table-cell>
              <table:table-cell office:value-type="float" office:value="0.12522">
                <text:p>0.12522</text:p>
              </table:table-cell>
            </table:table-row>
            <table:table-row>
              <table:table-cell office:value-type="string">
                <text:p>Germanique en</text:p>
                <text:list>
                  <text:list-item>
                    <text:p>Germanique</text:p>
                  </text:list-item>
                  <text:list-item>
                    <text:p>en</text:p>
                  </text:list-item>
                </text:list>
              </table:table-cell>
              <table:table-cell office:value-type="float" office:value="0.40619">
                <text:p>0.40619</text:p>
              </table:table-cell>
              <table:table-cell office:value-type="float" office:value="0.47483">
                <text:p>0.47483</text:p>
              </table:table-cell>
              <table:table-cell office:value-type="float" office:value="0.46073">
                <text:p>0.46073</text:p>
              </table:table-cell>
              <table:table-cell office:value-type="float" office:value="0.38542">
                <text:p>0.38542</text:p>
              </table:table-cell>
              <table:table-cell office:value-type="float" office:value="0.3805">
                <text:p>0.3805</text:p>
              </table:table-cell>
              <table:table-cell office:value-type="float" office:value="0.3737">
                <text:p>0.3737</text:p>
              </table:table-cell>
              <table:table-cell office:value-type="float" office:value="0.36814">
                <text:p>0.36814</text:p>
              </table:table-cell>
              <table:table-cell office:value-type="float" office:value="0.37327">
                <text:p>0.37327</text:p>
              </table:table-cell>
              <table:table-cell office:value-type="float" office:value="0.36737">
                <text:p>0.36737</text:p>
              </table:table-cell>
              <table:table-cell office:value-type="float" office:value="0.34614">
                <text:p>0.34614</text:p>
              </table:table-cell>
              <table:table-cell office:value-type="float" office:value="0.34624">
                <text:p>0.34624</text:p>
              </table:table-cell>
            </table:table-row>
            <table:table-row>
              <table:table-cell office:value-type="string">
                <text:p>Germanique de</text:p>
                <text:list>
                  <text:list-item>
                    <text:p/>
                  </text:list-item>
                  <text:list-item>
                    <text:p>de</text:p>
                  </text:list-item>
                </text:list>
              </table:table-cell>
              <table:table-cell office:value-type="float" office:value="0.26813">
                <text:p>0.26813</text:p>
              </table:table-cell>
              <table:table-cell office:value-type="float" office:value="0.3219">
                <text:p>0.3219</text:p>
              </table:table-cell>
              <table:table-cell office:value-type="float" office:value="0.33994">
                <text:p>0.33994</text:p>
              </table:table-cell>
              <table:table-cell office:value-type="float" office:value="0.23121">
                <text:p>0.23121</text:p>
              </table:table-cell>
              <table:table-cell office:value-type="float" office:value="0.24734">
                <text:p>0.24734</text:p>
              </table:table-cell>
              <table:table-cell office:value-type="float" office:value="0.22516">
                <text:p>0.22516</text:p>
              </table:table-cell>
              <table:table-cell office:value-type="float" office:value="0.2249">
                <text:p>0.2249</text:p>
              </table:table-cell>
              <table:table-cell office:value-type="float" office:value="0.22797">
                <text:p>0.22797</text:p>
              </table:table-cell>
              <table:table-cell office:value-type="float" office:value="0.22062">
                <text:p>0.22062</text:p>
              </table:table-cell>
              <table:table-cell office:value-type="float" office:value="0.20096">
                <text:p>0.20096</text:p>
              </table:table-cell>
              <table:table-cell office:value-type="float" office:value="0.20252">
                <text:p>0.20252</text:p>
              </table:table-cell>
            </table:table-row>
            <table:table-row>
              <table:table-cell office:value-type="string">
                <text:p>Romantique fr</text:p>
                <text:list>
                  <text:list-item>
                    <text:p>Romantique</text:p>
                  </text:list-item>
                  <text:list-item>
                    <text:p>fr</text:p>
                  </text:list-item>
                </text:list>
              </table:table-cell>
              <table:table-cell office:value-type="float" office:value="0.40618">
                <text:p>0.40618</text:p>
              </table:table-cell>
              <table:table-cell office:value-type="float" office:value="0.43631">
                <text:p>0.43631</text:p>
              </table:table-cell>
              <table:table-cell office:value-type="float" office:value="0.43018">
                <text:p>0.43018</text:p>
              </table:table-cell>
              <table:table-cell office:value-type="float" office:value="0.35555">
                <text:p>0.35555</text:p>
              </table:table-cell>
              <table:table-cell office:value-type="float" office:value="0.36637">
                <text:p>0.36637</text:p>
              </table:table-cell>
              <table:table-cell office:value-type="float" office:value="0.34214">
                <text:p>0.34214</text:p>
              </table:table-cell>
              <table:table-cell office:value-type="float" office:value="0.34696">
                <text:p>0.34696</text:p>
              </table:table-cell>
              <table:table-cell office:value-type="float" office:value="0.33762">
                <text:p>0.33762</text:p>
              </table:table-cell>
              <table:table-cell office:value-type="float" office:value="0.33958">
                <text:p>0.33958</text:p>
              </table:table-cell>
              <table:table-cell office:value-type="float" office:value="0.3144">
                <text:p>0.3144</text:p>
              </table:table-cell>
              <table:table-cell office:value-type="float" office:value="0.32865">
                <text:p>0.32865</text:p>
              </table:table-cell>
            </table:table-row>
            <table:table-row>
              <table:table-cell office:value-type="string">
                <text:p>Romantique es</text:p>
                <text:list>
                  <text:list-item>
                    <text:p/>
                  </text:list-item>
                  <text:list-item>
                    <text:p>es</text:p>
                  </text:list-item>
                </text:list>
              </table:table-cell>
              <table:table-cell office:value-type="float" office:value="0.4355">
                <text:p>0.4355</text:p>
              </table:table-cell>
              <table:table-cell office:value-type="float" office:value="0.41573">
                <text:p>0.41573</text:p>
              </table:table-cell>
              <table:table-cell office:value-type="float" office:value="0.4183">
                <text:p>0.4183</text:p>
              </table:table-cell>
              <table:table-cell office:value-type="float" office:value="0.40996">
                <text:p>0.40996</text:p>
              </table:table-cell>
              <table:table-cell office:value-type="float" office:value="0.41611">
                <text:p>0.41611</text:p>
              </table:table-cell>
              <table:table-cell office:value-type="float" office:value="0.37598">
                <text:p>0.37598</text:p>
              </table:table-cell>
              <table:table-cell office:value-type="float" office:value="0.38777">
                <text:p>0.38777</text:p>
              </table:table-cell>
              <table:table-cell office:value-type="float" office:value="0.38137">
                <text:p>0.38137</text:p>
              </table:table-cell>
              <table:table-cell office:value-type="float" office:value="0.38502">
                <text:p>0.38502</text:p>
              </table:table-cell>
              <table:table-cell office:value-type="float" office:value="0.36363">
                <text:p>0.36363</text:p>
              </table:table-cell>
              <table:table-cell office:value-type="float" office:value="0.37692">
                <text:p>0.37692</text:p>
              </table:table-cell>
            </table:table-row>
            <table:table-row>
              <table:table-cell office:value-type="string">
                <text:p>Séparée ja</text:p>
                <text:list>
                  <text:list-item>
                    <text:p>Séparée</text:p>
                  </text:list-item>
                  <text:list-item>
                    <text:p>ja</text:p>
                  </text:list-item>
                </text:list>
              </table:table-cell>
              <table:table-cell office:value-type="float" office:value="0.3601">
                <text:p>0.3601</text:p>
              </table:table-cell>
              <table:table-cell office:value-type="float" office:value="0.40062">
                <text:p>0.40062</text:p>
              </table:table-cell>
              <table:table-cell office:value-type="float" office:value="0.40186">
                <text:p>0.40186</text:p>
              </table:table-cell>
              <table:table-cell office:value-type="float" office:value="0.32188">
                <text:p>0.32188</text:p>
              </table:table-cell>
              <table:table-cell office:value-type="float" office:value="0.32386">
                <text:p>0.32386</text:p>
              </table:table-cell>
              <table:table-cell office:value-type="float" office:value="0.32613">
                <text:p>0.32613</text:p>
              </table:table-cell>
              <table:table-cell office:value-type="float" office:value="0.32688">
                <text:p>0.32688</text:p>
              </table:table-cell>
              <table:table-cell office:value-type="float" office:value="0.27982">
                <text:p>0.27982</text:p>
              </table:table-cell>
              <table:table-cell office:value-type="float" office:value="0.31">
                <text:p>0.31</text:p>
              </table:table-cell>
              <table:table-cell office:value-type="float" office:value="0.23367">
                <text:p>0.23367</text:p>
              </table:table-cell>
              <table:table-cell office:value-type="float" office:value="0.26764">
                <text:p>0.26764</text:p>
              </table:table-cell>
            </table:table-row>
            <table:table-row>
              <table:table-cell office:value-type="string">
                <text:p>Séparée zh</text:p>
                <text:list>
                  <text:list-item>
                    <text:p/>
                  </text:list-item>
                  <text:list-item>
                    <text:p>zh</text:p>
                  </text:list-item>
                </text:list>
              </table:table-cell>
              <table:table-cell office:value-type="float" office:value="0.38438">
                <text:p>0.38438</text:p>
              </table:table-cell>
              <table:table-cell office:value-type="float" office:value="0.41922">
                <text:p>0.41922</text:p>
              </table:table-cell>
              <table:table-cell office:value-type="float" office:value="0.41176">
                <text:p>0.41176</text:p>
              </table:table-cell>
              <table:table-cell office:value-type="float" office:value="0.34439">
                <text:p>0.34439</text:p>
              </table:table-cell>
              <table:table-cell office:value-type="float" office:value="0.36096">
                <text:p>0.36096</text:p>
              </table:table-cell>
              <table:table-cell office:value-type="float" office:value="0.34444">
                <text:p>0.34444</text:p>
              </table:table-cell>
              <table:table-cell office:value-type="float" office:value="0.34499">
                <text:p>0.34499</text:p>
              </table:table-cell>
              <table:table-cell office:value-type="float" office:value="0.3232">
                <text:p>0.3232</text:p>
              </table:table-cell>
              <table:table-cell office:value-type="float" office:value="0.32549">
                <text:p>0.32549</text:p>
              </table:table-cell>
              <table:table-cell office:value-type="float" office:value="0.29961">
                <text:p>0.29961</text:p>
              </table:table-cell>
              <table:table-cell office:value-type="float" office:value="0.3091">
                <text:p>0.3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